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100369F003768F65D61.png" manifest:media-type="image/png"/>
  <manifest:file-entry manifest:full-path="Pictures/10000000000001000000010093EC20E0E90FAFF6.png" manifest:media-type="image/png"/>
  <manifest:file-entry manifest:full-path="Pictures/10000000000001000000010012983305CA273DD9.png" manifest:media-type="image/png"/>
  <manifest:file-entry manifest:full-path="Pictures/10000000000001000000010029F2E1695F7E5C49.png" manifest:media-type="image/png"/>
  <manifest:file-entry manifest:full-path="Pictures/100000000000002000000020B2FF2A327EABC87D.png" manifest:media-type="image/png"/>
  <manifest:file-entry manifest:full-path="Pictures/10000000000006AC00000194468E4BDFC31A4D3A.png" manifest:media-type="image/png"/>
  <manifest:file-entry manifest:full-path="Pictures/10000000000001000000010026E533FABFD6ED3B.png" manifest:media-type="image/png"/>
  <manifest:file-entry manifest:full-path="Pictures/100000000000010000000100F1527C437DFBE86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63cm"/>
    </style:style>
    <style:style style:name="gr3" style:family="graphic" style:parent-style-name="standard">
      <style:graphic-properties draw:stroke="solid" svg:stroke-width="0.081cm" svg:stroke-color="#000099" draw:marker-start-width="0.321cm" draw:marker-end-width="0.321cm" draw:textarea-horizontal-align="justify" draw:textarea-vertical-align="middle" draw:auto-grow-height="false" fo:min-height="16.154cm" fo:min-width="10.847cm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width="0.081cm" svg:stroke-color="#000099" draw:marker-start-width="0.321cm" draw:marker-end-width="0.321cm" draw:textarea-horizontal-align="justify" draw:textarea-vertical-align="middle" draw:auto-grow-height="false" fo:min-height="16.154cm" fo:min-width="10.723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6" style:family="graphic" style:parent-style-name="standard">
      <style:graphic-properties draw:stroke="solid" svg:stroke-width="0.081cm" svg:stroke-color="#000099" draw:marker-start-width="0.321cm" draw:marker-end-width="0.321cm" draw:textarea-horizontal-align="justify" draw:textarea-vertical-align="middle" draw:auto-grow-height="false" fo:min-height="16.154cm" fo:min-width="10.753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5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44pt" fo:font-weight="bold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000099" fo:font-size="44pt" style:font-size-asian="44pt" style:font-size-complex="44pt"/>
    </style:style>
    <style:style style:name="P5" style:family="paragraph">
      <loext:graphic-properties draw:fill="none" draw:fill-color="#ffffff"/>
      <style:text-properties fo:font-size="44pt" style:font-size-asian="44pt" style:font-size-complex="44pt"/>
    </style:style>
    <style:style style:name="P6" style:family="paragraph">
      <loext:graphic-properties draw:fill="none" draw:fill-color="#ffffff"/>
      <style:text-properties fo:color="#000099" fo:font-size="44pt" fo:font-style="normal" fo:font-weight="normal" style:font-size-asian="44pt" style:font-size-complex="44pt"/>
    </style:style>
    <style:style style:name="T1" style:family="text">
      <style:text-properties fo:font-size="44pt" fo:font-weight="bold" style:font-size-asian="44pt" style:font-size-complex="44pt"/>
    </style:style>
    <style:style style:name="T2" style:family="text">
      <style:text-properties fo:color="#000099" fo:font-size="44pt" style:font-size-asian="44pt" style:font-size-complex="44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color="#000099" fo:font-size="44pt" fo:font-style="normal" fo:font-weight="normal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1.181cm" svg:height="12.102cm" svg:x="2.3cm" svg:y="5.297cm">
          <draw:image xlink:href="Pictures/10000000000006AC00000194468E4BDFC31A4D3A.png" xlink:type="simple" xlink:show="embed" xlink:actuate="onLoad">
            <text:p/>
          </draw:image>
        </draw:frame>
        <draw:frame draw:style-name="gr2" draw:text-style-name="P2" draw:layer="layout" svg:width="4.826cm" svg:height="2.413cm" svg:x="2.681cm" svg:y="2.804cm">
          <draw:text-box>
            <text:p><text:span text:style-name="T1">Input</text:span></text:p>
          </draw:text-box>
        </draw:frame>
        <draw:custom-shape draw:style-name="gr3" draw:text-style-name="P3" draw:layer="layout" svg:width="11.427cm" svg:height="16.484cm" svg:x="7.891cm" svg:y="0.89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826cm" svg:height="2.413cm" svg:x="10.936cm" svg:y="1.026cm">
          <draw:text-box>
            <text:p><text:span text:style-name="T2">GAN</text:span></text:p>
          </draw:text-box>
        </draw:frame>
        <draw:frame draw:style-name="gr2" draw:text-style-name="P5" draw:layer="layout" svg:width="10.414cm" svg:height="2.413cm" svg:x="8.396cm" svg:y="3.312cm">
          <draw:text-box>
            <text:p><text:span text:style-name="T3"><text:s text:c="3"/></text:span><text:span text:style-name="T3">L1 <text:s text:c="8"/>L2</text:span></text:p>
          </draw:text-box>
        </draw:frame>
        <draw:custom-shape draw:style-name="gr4" draw:text-style-name="P3" draw:layer="layout" svg:width="11.303cm" svg:height="16.484cm" svg:x="19.318cm" svg:y="0.899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193cm" svg:height="3.723cm" svg:x="20.969cm" svg:y="1.026cm">
          <draw:text-box>
            <text:p><text:span text:style-name="T2">LSGAN</text:span></text:p>
          </draw:text-box>
        </draw:frame>
        <draw:custom-shape draw:style-name="gr4" draw:text-style-name="P3" draw:layer="layout" svg:width="11.303cm" svg:height="16.484cm" svg:x="30.621cm" svg:y="0.89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6.898cm" svg:height="2.413cm" svg:x="32.964cm" svg:y="1.026cm">
          <draw:text-box>
            <text:p><text:span text:style-name="T2">EBGAN</text:span></text:p>
          </draw:text-box>
        </draw:frame>
        <draw:custom-shape draw:style-name="gr6" draw:text-style-name="P3" draw:layer="layout" svg:width="11.333cm" svg:height="16.484cm" svg:x="42.021cm" svg:y="0.89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379cm" svg:height="2.413cm" svg:x="44.083cm" svg:y="1.026cm">
          <draw:text-box>
            <text:p><text:span text:style-name="T2">WGAN</text:span></text:p>
          </draw:text-box>
        </draw:frame>
        <draw:frame draw:style-name="gr2" draw:text-style-name="P5" draw:layer="layout" svg:width="10.414cm" svg:height="2.413cm" svg:x="19.753cm" svg:y="3.348cm">
          <draw:text-box>
            <text:p><text:span text:style-name="T3"><text:s text:c="3"/></text:span><text:span text:style-name="T3">L1 <text:s text:c="8"/>L2</text:span></text:p>
          </draw:text-box>
        </draw:frame>
        <draw:frame draw:style-name="gr2" draw:text-style-name="P5" draw:layer="layout" svg:width="10.414cm" svg:height="2.413cm" svg:x="31.01cm" svg:y="3.384cm">
          <draw:text-box>
            <text:p><text:span text:style-name="T3"><text:s text:c="3"/></text:span><text:span text:style-name="T3">L1 <text:s text:c="8"/>L2</text:span></text:p>
          </draw:text-box>
        </draw:frame>
        <draw:frame draw:style-name="gr2" draw:text-style-name="P5" draw:layer="layout" svg:width="10.414cm" svg:height="2.413cm" svg:x="41.967cm" svg:y="3.52cm">
          <draw:text-box>
            <text:p><text:span text:style-name="T3"><text:s text:c="3"/></text:span><text:span text:style-name="T3">L1 <text:s text:c="8"/>L2</text:span></text:p>
          </draw:text-box>
        </draw:frame>
        <draw:frame draw:style-name="gr7" draw:text-style-name="P6" draw:layer="layout" svg:width="20.447cm" svg:height="2.105cm" svg:x="17.256cm" svg:y="17.553cm">
          <draw:text-box>
            <text:p><text:span text:style-name="T4">Pix2Pix model as Generator</text:span></text:p>
          </draw:text-box>
        </draw:frame>
        <draw:frame draw:style-name="gr1" draw:text-style-name="P1" draw:layer="layout" svg:width="5.461cm" svg:height="5.461cm" svg:x="24.507cm" svg:y="29.048cm">
          <draw:image xlink:href="Pictures/10000000000001000000010026E533FABFD6ED3B.png" xlink:type="simple" xlink:show="embed" xlink:actuate="onLoad">
            <text:p/>
          </draw:image>
        </draw:frame>
        <draw:frame draw:style-name="gr1" draw:text-style-name="P1" draw:layer="layout" svg:width="5.461cm" svg:height="5.461cm" svg:x="24.486cm" svg:y="23.37cm">
          <draw:image xlink:href="Pictures/100000000000010000000100F1527C437DFBE869.png" xlink:type="simple" xlink:show="embed" xlink:actuate="onLoad">
            <text:p/>
          </draw:image>
        </draw:frame>
        <draw:frame draw:style-name="gr1" draw:text-style-name="P1" draw:layer="layout" svg:width="5.461cm" svg:height="5.461cm" svg:x="18.44cm" svg:y="29.121cm">
          <draw:image xlink:href="Pictures/10000000000001000000010012983305CA273DD9.png" xlink:type="simple" xlink:show="embed" xlink:actuate="onLoad">
            <text:p/>
          </draw:image>
        </draw:frame>
        <draw:frame draw:style-name="gr1" draw:text-style-name="P1" draw:layer="layout" svg:width="5.461cm" svg:height="5.461cm" svg:x="18.43cm" svg:y="23.387cm">
          <draw:image xlink:href="Pictures/10000000000001000000010093EC20E0E90FAFF6.png" xlink:type="simple" xlink:show="embed" xlink:actuate="onLoad">
            <text:p/>
          </draw:image>
        </draw:frame>
        <draw:frame draw:style-name="gr1" draw:text-style-name="P1" draw:layer="layout" svg:width="5.461cm" svg:height="5.461cm" svg:x="30.595cm" svg:y="23.379cm">
          <draw:image xlink:href="Pictures/10000000000001000000010029F2E1695F7E5C49.png" xlink:type="simple" xlink:show="embed" xlink:actuate="onLoad">
            <text:p/>
          </draw:image>
        </draw:frame>
        <draw:frame draw:style-name="gr1" draw:text-style-name="P1" draw:layer="layout" svg:width="5.461cm" svg:height="5.461cm" svg:x="30.649cm" svg:y="29.021cm">
          <draw:image xlink:href="Pictures/100000000000010000000100369F003768F65D61.png" xlink:type="simple" xlink:show="embed" xlink:actuate="onLoad">
            <text:p/>
          </draw:image>
        </draw:frame>
        <draw:frame draw:style-name="gr2" draw:text-style-name="P6" draw:layer="layout" svg:width="34.29cm" svg:height="2.413cm" svg:x="11.287cm" svg:y="35.027cm">
          <draw:text-box>
            <text:p><text:span text:style-name="T4">Colorful Image Colorization model as Generator</text:span></text:p>
          </draw:text-box>
        </draw:frame>
        <draw:frame draw:style-name="gr2" draw:text-style-name="P5" draw:layer="layout" svg:width="10.414cm" svg:height="2.413cm" svg:x="24.868cm" svg:y="21.182cm">
          <draw:text-box>
            <text:p><text:span text:style-name="T3"><text:s text:c="3"/></text:span><text:span text:style-name="T3">L1 <text:s text:c="8"/>L2</text:span></text:p>
          </draw:text-box>
        </draw:frame>
        <draw:frame draw:style-name="gr2" draw:text-style-name="P2" draw:layer="layout" svg:width="4.826cm" svg:height="2.413cm" svg:x="19.034cm" svg:y="21.152cm">
          <draw:text-box>
            <text:p><text:span text:style-name="T1">In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051cm" svg:stroke-color="#000000" draw:marker-start-width="0.279cm" draw:marker-end-width="0.279cm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5.88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4T15:43:00.870578084</meta:creation-date>
    <dc:date>2017-05-01T14:24:55.418548360</dc:date>
    <meta:editing-duration>PT5H19M45S</meta:editing-duration>
    <meta:editing-cycles>78</meta:editing-cycles>
    <meta:generator>LibreOffice/5.1.6.2$Linux_X86_64 LibreOffice_project/10m0$Build-2</meta:generator>
    <meta:document-statistic meta:object-count="24"/>
  </office:meta>
</office:document-meta>
</file>